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10.712cm"/>
    </style:style>
    <style:style style:name="co5" style:family="table-column">
      <style:table-column-properties fo:break-before="auto" style:column-width="5.768cm"/>
    </style:style>
    <style:style style:name="co6" style:family="table-column">
      <style:table-column-properties fo:break-before="auto" style:column-width="50.29cm"/>
    </style:style>
    <style:style style:name="co7" style:family="table-column">
      <style:table-column-properties fo:break-before="auto" style:column-width="18.39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Value</text:p>
          </table:table-cell>
          <table:table-cell office:value-type="string" calcext:value-type="string">
            <text:p>liderURI</text:p>
          </table:table-cell>
          <table:table-cell office:value-type="string" calcext:value-type="string">
            <text:p>dtype</text:p>
          </table:table-cell>
          <table:table-cell office:value-type="string" calcext:value-type="string">
            <text:p>values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nnotatedNote</text:p>
          </table:table-cell>
          <table:table-cell office:value-type="string" calcext:value-type="string">
            <text:p>&lt;http://tbx2rdf.lider-project.eu/tbx#annotatedNot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pplicationSubset</text:p>
          </table:table-cell>
          <table:table-cell office:value-type="string" calcext:value-type="string">
            <text:p>&lt;http://tbx2rdf.lider-project.eu/tbx#applicationSubse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usinessUnitSubset</text:p>
          </table:table-cell>
          <table:table-cell office:value-type="string" calcext:value-type="string">
            <text:p>&lt;http://tbx2rdf.lider-project.eu/tbx#businessUnitSubse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ceptOrigin</text:p>
          </table:table-cell>
          <table:table-cell office:value-type="string" calcext:value-type="string">
            <text:p>&lt;http://tbx2rdf.lider-project.eu/tbx#conceptOrigin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ustomerSubset</text:p>
          </table:table-cell>
          <table:table-cell office:value-type="string" calcext:value-type="string">
            <text:p>&lt;http://tbx2rdf.lider-project.eu/tbx#customerSubse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baseType</text:p>
          </table:table-cell>
          <table:table-cell office:value-type="string" calcext:value-type="string">
            <text:p>&lt;http://tbx2rdf.lider-project.eu/tbx#databaseTyp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omainExpert</text:p>
          </table:table-cell>
          <table:table-cell office:value-type="string" calcext:value-type="string">
            <text:p>&lt;http://tbx2rdf.lider-project.eu/tbx#domainExper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lementWorkingStatus</text:p>
          </table:table-cell>
          <table:table-cell office:value-type="string" calcext:value-type="string">
            <text:p>&lt;http://tbx2rdf.lider-project.eu/tbx#elementWorkingStatus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starterElement,workingElement,consolidatedElement,archiveElement,importedElement,exportedElement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trySource</text:p>
          </table:table-cell>
          <table:table-cell office:value-type="string" calcext:value-type="string">
            <text:p>&lt;http://tbx2rdf.lider-project.eu/tbx#entrySourc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vironmentSubset</text:p>
          </table:table-cell>
          <table:table-cell office:value-type="string" calcext:value-type="string">
            <text:p>&lt;http://tbx2rdf.lider-project.eu/tbx#environmentSubse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dexHeading</text:p>
          </table:table-cell>
          <table:table-cell office:value-type="string" calcext:value-type="string">
            <text:p>&lt;http://tbx2rdf.lider-project.eu/tbx#indexHeading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&lt;http://tbx2rdf.lider-project.eu/tbx#keyword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iginatingDatabase</text:p>
          </table:table-cell>
          <table:table-cell office:value-type="string" calcext:value-type="string">
            <text:p>&lt;http://tbx2rdf.lider-project.eu/tbx#originatingDatabas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iginatingInstitution</text:p>
          </table:table-cell>
          <table:table-cell office:value-type="string" calcext:value-type="string">
            <text:p>&lt;http://tbx2rdf.lider-project.eu/tbx#originatingInstitution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iginatingPerson</text:p>
          </table:table-cell>
          <table:table-cell office:value-type="string" calcext:value-type="string">
            <text:p>&lt;http://tbx2rdf.lider-project.eu/tbx#originatingPerson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oductSubset</text:p>
          </table:table-cell>
          <table:table-cell office:value-type="string" calcext:value-type="string">
            <text:p>&lt;http://tbx2rdf.lider-project.eu/tbx#productSubse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ojectSubset</text:p>
          </table:table-cell>
          <table:table-cell office:value-type="string" calcext:value-type="string">
            <text:p>&lt;http://tbx2rdf.lider-project.eu/tbx#projectSubse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archTerm</text:p>
          </table:table-cell>
          <table:table-cell office:value-type="string" calcext:value-type="string">
            <text:p>&lt;http://tbx2rdf.lider-project.eu/tbx#searchTerm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uritySubset</text:p>
          </table:table-cell>
          <table:table-cell office:value-type="string" calcext:value-type="string">
            <text:p>&lt;http://tbx2rdf.lider-project.eu/tbx#securitySubset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public,confidential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rtKey</text:p>
          </table:table-cell>
          <table:table-cell office:value-type="string" calcext:value-type="string">
            <text:p>&lt;http://tbx2rdf.lider-project.eu/tbx#sortKey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&lt;http://tbx2rdf.lider-project.eu/tbx#sourc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Identifier</text:p>
          </table:table-cell>
          <table:table-cell office:value-type="string" calcext:value-type="string">
            <text:p>&lt;http://tbx2rdf.lider-project.eu/tbx#sourceIdentifier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setOwner</text:p>
          </table:table-cell>
          <table:table-cell office:value-type="string" calcext:value-type="string">
            <text:p>&lt;http://tbx2rdf.lider-project.eu/tbx#subsetOwner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ource</text:p>
          </table:table-cell>
          <table:table-cell office:value-type="string" calcext:value-type="string">
            <text:p>&lt;http://tbx2rdf.lider-project.eu/tbx#noteSourc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Type</text:p>
          </table:table-cell>
          <table:table-cell office:value-type="string" calcext:value-type="string">
            <text:p>&lt;http://tbx2rdf.lider-project.eu/tbx#sourceType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parallelText,backgroundText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ansacGrp</text:p>
          </table:table-cell>
          <table:table-cell office:value-type="string" calcext:value-type="string">
            <text:p>&lt;http://www.w3.org/ns/prov#endedAtTim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ntonymConcept</text:p>
          </table:table-cell>
          <table:table-cell office:value-type="string" calcext:value-type="string">
            <text:p>&lt;http://tbx2rdf.lider-project.eu/tbx#antonymConcept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ssociatedConcept</text:p>
          </table:table-cell>
          <table:table-cell office:value-type="string" calcext:value-type="string">
            <text:p>&lt;http://tbx2rdf.lider-project.eu/tbx#associatedConcept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&lt;http://tbx2rdf.lider-project.eu/tbx#audio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roaderConceptGeneric</text:p>
          </table:table-cell>
          <table:table-cell office:value-type="string" calcext:value-type="string">
            <text:p>&lt;http://tbx2rdf.lider-project.eu/tbx#broaderConceptGeneric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roaderConceptPartitive</text:p>
          </table:table-cell>
          <table:table-cell office:value-type="string" calcext:value-type="string">
            <text:p>&lt;http://tbx2rdf.lider-project.eu/tbx#broaderConceptPartitive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&lt;http://tbx2rdf.lider-project.eu/tbx#characteristic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assificationCode</text:p>
          </table:table-cell>
          <table:table-cell office:value-type="string" calcext:value-type="string">
            <text:p>&lt;http://tbx2rdf.lider-project.eu/tbx#classificationCod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ceptPosition</text:p>
          </table:table-cell>
          <table:table-cell office:value-type="string" calcext:value-type="string">
            <text:p>&lt;http://tbx2rdf.lider-project.eu/tbx#conceptPosition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ordinateConceptGeneric</text:p>
          </table:table-cell>
          <table:table-cell office:value-type="string" calcext:value-type="string">
            <text:p>&lt;http://tbx2rdf.lider-project.eu/tbx#coordinateConceptGeneric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ordinateConceptPartitive</text:p>
          </table:table-cell>
          <table:table-cell office:value-type="string" calcext:value-type="string">
            <text:p>&lt;http://tbx2rdf.lider-project.eu/tbx#coordinateConceptPartitive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&lt;http://tbx2rdf.lider-project.eu/tbx#definition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&lt;http://tbx2rdf.lider-project.eu/tbx#exampl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lt;http://tbx2rdf.lider-project.eu/tbx#explanation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&lt;http://tbx2rdf.lider-project.eu/tbx#figure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yphenation</text:p>
          </table:table-cell>
          <table:table-cell office:value-type="string" calcext:value-type="string">
            <text:p>&lt;http://tbx2rdf.lider-project.eu/tbx#hyphenation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&lt;http://tbx2rdf.lider-project.eu/tbx#lemma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rphologicalElement</text:p>
          </table:table-cell>
          <table:table-cell office:value-type="string" calcext:value-type="string">
            <text:p>&lt;http://tbx2rdf.lider-project.eu/tbx#morphologicalElemen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therBinaryData</text:p>
          </table:table-cell>
          <table:table-cell office:value-type="string" calcext:value-type="string">
            <text:p>&lt;http://tbx2rdf.lider-project.eu/tbx#otherBinaryData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&lt;http://tbx2rdf.lider-project.eu/tbx#quantity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&lt;http://tbx2rdf.lider-project.eu/tbx#rang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latedConcept</text:p>
          </table:table-cell>
          <table:table-cell office:value-type="string" calcext:value-type="string">
            <text:p>&lt;http://tbx2rdf.lider-project.eu/tbx#relatedConcept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latedConceptBroader</text:p>
          </table:table-cell>
          <table:table-cell office:value-type="string" calcext:value-type="string">
            <text:p>&lt;http://tbx2rdf.lider-project.eu/tbx#relatedConceptBroader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latedConceptNarrower</text:p>
          </table:table-cell>
          <table:table-cell office:value-type="string" calcext:value-type="string">
            <text:p>&lt;http://tbx2rdf.lider-project.eu/tbx#relatedConceptNarrower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liabilityCode</text:p>
          </table:table-cell>
          <table:table-cell office:value-type="string" calcext:value-type="string">
            <text:p>&lt;http://tbx2rdf.lider-project.eu/tbx#reliabilityCod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mpleSentence</text:p>
          </table:table-cell>
          <table:table-cell office:value-type="string" calcext:value-type="string">
            <text:p>&lt;http://tbx2rdf.lider-project.eu/tbx#sampleSentenc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quentallyRelatedConcept</text:p>
          </table:table-cell>
          <table:table-cell office:value-type="string" calcext:value-type="string">
            <text:p>&lt;http://tbx2rdf.lider-project.eu/tbx#sequentallyRelatedConcept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jectFiel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ordinateConceptGeneric</text:p>
          </table:table-cell>
          <table:table-cell office:value-type="string" calcext:value-type="string">
            <text:p>&lt;http://tbx2rdf.lider-project.eu/tbx#subordinateConceptGeneric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ordinateConceptPartitive</text:p>
          </table:table-cell>
          <table:table-cell office:value-type="string" calcext:value-type="string">
            <text:p>&lt;http://tbx2rdf.lider-project.eu/tbx#subordinateConceptPartitive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perordinateConceptGeneric</text:p>
          </table:table-cell>
          <table:table-cell office:value-type="string" calcext:value-type="string">
            <text:p>&lt;http://tbx2rdf.lider-project.eu/tbx#superordinateConceptGeneric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perordinateConceptPartitive</text:p>
          </table:table-cell>
          <table:table-cell office:value-type="string" calcext:value-type="string">
            <text:p>&lt;http://tbx2rdf.lider-project.eu/tbx#superordinateConceptPartitive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yllabification</text:p>
          </table:table-cell>
          <table:table-cell office:value-type="string" calcext:value-type="string">
            <text:p>&lt;http://tbx2rdf.lider-project.eu/tbx#syllabification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&lt;http://tbx2rdf.lider-project.eu/tbx#table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mporallyRelatedConcept</text:p>
          </table:table-cell>
          <table:table-cell office:value-type="string" calcext:value-type="string">
            <text:p>&lt;http://tbx2rdf.lider-project.eu/tbx#temporallyRelatedConcept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rmElement</text:p>
          </table:table-cell>
          <table:table-cell office:value-type="string" calcext:value-type="string">
            <text:p>&lt;http://tbx2rdf.lider-project.eu/tbx#termElemen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hesaurusDescriptor</text:p>
          </table:table-cell>
          <table:table-cell office:value-type="string" calcext:value-type="string">
            <text:p>&lt;http://tbx2rdf.lider-project.eu/tbx#thesaurusDescriptor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&lt;http://tbx2rdf.lider-project.eu/tbx#uni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&lt;http://tbx2rdf.lider-project.eu/tbx#video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extType</text:p>
          </table:table-cell>
          <table:table-cell office:value-type="string" calcext:value-type="string">
            <text:p>&lt;http://tbx2rdf.lider-project.eu/tbx#contextType&gt;</text:p>
          </table:table-cell>
          <table:table-cell office:value-type="string" calcext:value-type="string">
            <text:p>wikibase-item</text:p>
          </table:table-cell>
          <table:table-cell/>
          <table:table-cell office:value-type="string" calcext:value-type="string">
            <text:p>{definingContext,explanatoryContext,associativeContext,linguisticContext,metalinguisticContext,translatedContext}</text:p>
          </table:table-cell>
        </table:table-row>
        <table:table-row table:style-name="ro1">
          <table:table-cell office:value-type="string" calcext:value-type="string">
            <text:p>descrip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initionType</text:p>
          </table:table-cell>
          <table:table-cell office:value-type="string" calcext:value-type="string">
            <text:p>&lt;http://tbx2rdf.lider-project.eu/tbx#definitionType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intensionalDefinition,extensionalDefinition,partitiveDefinition,translatedDefinition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rossReference</text:p>
          </table:table-cell>
          <table:table-cell office:value-type="string" calcext:value-type="string">
            <text:p>&lt;http://tbx2rdf.lider-project.eu/tbx#crossReference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&lt;http://tbx2rdf.lider-project.eu/tbx#se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directionality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&lt;http://tbx2rdf.lider-project.eu/tbx#bidirectionalTranslation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directionality</text:p>
          </table:table-cell>
          <table:table-cell office:value-type="string" calcext:value-type="string">
            <text:p>incommensurate</text:p>
          </table:table-cell>
          <table:table-cell office:value-type="string" calcext:value-type="string">
            <text:p>&lt;http://tbx2rdf.lider-project.eu/tbx#incommensurateTranslation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directionality</text:p>
          </table:table-cell>
          <table:table-cell office:value-type="string" calcext:value-type="string">
            <text:p>monodirectional</text:p>
          </table:table-cell>
          <table:table-cell office:value-type="string" calcext:value-type="string">
            <text:p>&lt;http://tbx2rdf.lider-project.eu/tbx#monodirectionalTranslation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directionality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&lt;http://tbx2rdf.lider-project.eu/tbx#undeterminedTranslation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bbreviatedFormFor</text:p>
          </table:table-cell>
          <table:table-cell office:value-type="string" calcext:value-type="string">
            <text:p>&lt;http://tbx2rdf.lider-project.eu/tbx#abbreviatedFormFor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dministrativeStatus</text:p>
          </table:table-cell>
          <table:table-cell office:value-type="string" calcext:value-type="string">
            <text:p>&lt;http://tbx2rdf.lider-project.eu/tbx#administrativeStatus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admittedTerm-admn-sts,deprecatedTerm-admn-sts,legalTerm-admn-sts,preferredTerm-admn-sts,regulatedTerm-admn-sts,standardizedTerm-admn-sts,supersededTerm-admn-sts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nimacy</text:p>
          </table:table-cell>
          <table:table-cell office:value-type="string" calcext:value-type="string">
            <text:p>&lt;http://tbx2rdf.lider-project.eu/tbx#animacy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animate,inanimate,otherAnimacy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ntonymTerm</text:p>
          </table:table-cell>
          <table:table-cell office:value-type="string" calcext:value-type="string">
            <text:p>&lt;http://tbx2rdf.lider-project.eu/tbx#antonymTerm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tymology</text:p>
          </table:table-cell>
          <table:table-cell office:value-type="string" calcext:value-type="string">
            <text:p>&lt;http://tbx2rdf.lider-project.eu/tbx#etymology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alseFriend</text:p>
          </table:table-cell>
          <table:table-cell office:value-type="string" calcext:value-type="string">
            <text:p>&lt;http://tbx2rdf.lider-project.eu/tbx#falseFriend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&lt;http://tbx2rdf.lider-project.eu/tbx#frequency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commonlyUsed,infrequentlyUsed,rarelyUsed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eographicalUsage</text:p>
          </table:table-cell>
          <table:table-cell office:value-type="string" calcext:value-type="string">
            <text:p>&lt;http://tbx2rdf.lider-project.eu/tbx#geographicalUsag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rammaticalGender</text:p>
          </table:table-cell>
          <table:table-cell office:value-type="string" calcext:value-type="string">
            <text:p>&lt;http://tbx2rdf.lider-project.eu/tbx#grammaticalGender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masculine,feminine,neuter,otherGender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rammaticalNumber</text:p>
          </table:table-cell>
          <table:table-cell office:value-type="string" calcext:value-type="string">
            <text:p>&lt;http://tbx2rdf.lider-project.eu/tbx#grammaticalNumber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singular,plural,dual,mass,otherNumber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rammaticalValency</text:p>
          </table:table-cell>
          <table:table-cell office:value-type="string" calcext:value-type="string">
            <text:p>&lt;http://tbx2rdf.lider-project.eu/tbx#grammaticalValency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omograph</text:p>
          </table:table-cell>
          <table:table-cell office:value-type="string" calcext:value-type="string">
            <text:p>&lt;http://tbx2rdf.lider-project.eu/tbx#homograph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nguage-planningQualifier</text:p>
          </table:table-cell>
          <table:table-cell office:value-type="string" calcext:value-type="string">
            <text:p>&lt;http://tbx2rdf.lider-project.eu/tbx#languagePlanningQualifier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recommendedTerm,nonstandardizedTerm,proposedTerm,newTerm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onHotkey</text:p>
          </table:table-cell>
          <table:table-cell office:value-type="string" calcext:value-type="string">
            <text:p>&lt;http://tbx2rdf.lider-project.eu/tbx#lionHotkey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rmativeAuthorization</text:p>
          </table:table-cell>
          <table:table-cell office:value-type="string" calcext:value-type="string">
            <text:p>&lt;http://tbx2rdf.lider-project.eu/tbx#normativeAuthorization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standardizedTerm,preferredTerm,admittedTerm,deprecatedTerm,supersededTerm,legalTerm,regulatedTerm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tOfSpeech</text:p>
          </table:table-cell>
          <table:table-cell office:value-type="string" calcext:value-type="string">
            <text:p>&lt;http://tbx2rdf.lider-project.eu/tbx#partOfSpeech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noun,verb,adjective,adverb,properNoun,other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&lt;http://tbx2rdf.lider-project.eu/tbx#pronunciation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oprietaryRestriction</text:p>
          </table:table-cell>
          <table:table-cell office:value-type="string" calcext:value-type="string">
            <text:p>&lt;http://tbx2rdf.lider-project.eu/tbx#proprietaryRestriction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trademark,serviceMark,tradeName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&lt;http://tbx2rdf.lider-project.eu/tbx#register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colloquialRegister,neutralRegister,technicalRegister,in-houseRegister,bench-levelRegister,slangRegister,vulgarRegister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rtFormFor</text:p>
          </table:table-cell>
          <table:table-cell office:value-type="string" calcext:value-type="string">
            <text:p>&lt;http://tbx2rdf.lider-project.eu/tbx#shortFormFor&gt;</text:p>
          </table:table-cell>
          <table:table-cell office:value-type="string" calcext:value-type="string">
            <text:p>wikibase-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mporalQualifier</text:p>
          </table:table-cell>
          <table:table-cell office:value-type="string" calcext:value-type="string">
            <text:p>&lt;http://tbx2rdf.lider-project.eu/tbx#temporalQualifiery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archaicTerm,outdatedTerm,obsoleteTerm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rmLocation</text:p>
          </table:table-cell>
          <table:table-cell office:value-type="string" calcext:value-type="string">
            <text:p>&lt;http://tbx2rdf.lider-project.eu/tbx#termLocation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rmProvenance</text:p>
          </table:table-cell>
          <table:table-cell office:value-type="string" calcext:value-type="string">
            <text:p>&lt;http://tbx2rdf.lider-project.eu/tbx#termProvenance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transdisciplinaryBorrowing,translingualBorrowing,loanTranslation,neologism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rmStructure</text:p>
          </table:table-cell>
          <table:table-cell office:value-type="string" calcext:value-type="string">
            <text:p>&lt;http://tbx2rdf.lider-project.eu/tbx#termStructur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rmType</text:p>
          </table:table-cell>
          <table:table-cell office:value-type="string" calcext:value-type="string">
            <text:p>&lt;http://www.lexinfo.net/ontology/2.0/lexinfo#termType&gt;</text:p>
          </table:table-cell>
          <table:table-cell office:value-type="string" calcext:value-type="string">
            <text:p>wikibase-item</text:p>
          </table:table-cell>
          <table:table-cell office:value-type="string" calcext:value-type="string">
            <text:p>abbreviation,acronym,clippedTerm,commonName,entryTerm,equation,formula,fullForm,initialism,internationalism,internationalScientificTerm,logicalExpression,partNumber,phraseologicalUnit,transcribedForm,transliteratedForm,shortForm,shortcut,sku,standardText,string,symbol,synonym,synonymousPhrase,variant</text:p>
          </table:table-cell>
          <table:table-cell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meRestriction</text:p>
          </table:table-cell>
          <table:table-cell office:value-type="string" calcext:value-type="string">
            <text:p>&lt;http://tbx2rdf.lider-project.eu/tbx#timeRestriction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ransferComment</text:p>
          </table:table-cell>
          <table:table-cell office:value-type="string" calcext:value-type="string">
            <text:p>&lt;http://tbx2rdf.lider-project.eu/tbx#transferCommen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ageNote</text:p>
          </table:table-cell>
          <table:table-cell office:value-type="string" calcext:value-type="string">
            <text:p>&lt;http://tbx2rdf.lider-project.eu/tbx#usageNot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a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ransactionType</text:p>
          </table:table-cell>
          <table:table-cell office:value-type="string" calcext:value-type="string">
            <text:p>&lt;http://tbx2rdf.lider-project.eu/tbx#transactionType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ac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&lt;http://www.w3.org/ns/prov#wasAssociatedWith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ac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ageCount</text:p>
          </table:table-cell>
          <table:table-cell office:value-type="string" calcext:value-type="string">
            <text:p>&lt;http://tbx2rdf.lider-project.eu/tbx#usaageCount&gt;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pusTrace</text:p>
          </table:table-cell>
          <table:table-cell office:value-type="string" calcext:value-type="string">
            <text:p>&lt;http://tbx2rdf.lider-project.eu/tbx#corpusTrace&gt;</text:p>
          </table:table-cell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ternalCrossReference</text:p>
          </table:table-cell>
          <table:table-cell office:value-type="string" calcext:value-type="string">
            <text:p>&lt;http://tbx2rdf.lider-project.eu/tbx#externalCrossReference&gt;</text:p>
          </table:table-cell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Audio</text:p>
          </table:table-cell>
          <table:table-cell office:value-type="string" calcext:value-type="string">
            <text:p>&lt;http://tbx2rdf.lider-project.eu/tbx#xAudio&gt;</text:p>
          </table:table-cell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Graphic</text:p>
          </table:table-cell>
          <table:table-cell office:value-type="string" calcext:value-type="string">
            <text:p>&lt;http://tbx2rdf.lider-project.eu/tbx#xGraphic&gt;</text:p>
          </table:table-cell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athML</text:p>
          </table:table-cell>
          <table:table-cell office:value-type="string" calcext:value-type="string">
            <text:p>&lt;http://tbx2rdf.lider-project.eu/tbx#xMathML&gt;</text:p>
          </table:table-cell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Source</text:p>
          </table:table-cell>
          <table:table-cell office:value-type="string" calcext:value-type="string">
            <text:p>&lt;http://tbx2rdf.lider-project.eu/tbx#xSource&gt;</text:p>
          </table:table-cell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Video</text:p>
          </table:table-cell>
          <table:table-cell office:value-type="string" calcext:value-type="string">
            <text:p>&lt;http://tbx2rdf.lider-project.eu/tbx#xVideo&gt;</text:p>
          </table:table-cell>
          <table:table-cell office:value-type="string" calcext:value-type="string">
            <text:p>url</text:p>
          </table:table-cell>
          <table:table-cell table:number-columns-repeated="2"/>
        </table:table-row>
      </table:table>
      <table:table table:name="value_items" table:style-name="ta1"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liderURI</text:p>
          </table:table-cell>
        </table:table-row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&lt;http://tbx2rdf.lider-project.eu/tbx#abbreviation&gt;</text:p>
          </table:table-cell>
        </table:table-row>
        <table:table-row table:style-name="ro1">
          <table:table-cell office:value-type="string" calcext:value-type="string">
            <text:p>acronym</text:p>
          </table:table-cell>
          <table:table-cell office:value-type="string" calcext:value-type="string">
            <text:p>&lt;http://tbx2rdf.lider-project.eu/tbx#acronym&gt;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&lt;http://tbx2rdf.lider-project.eu/tbx#adjective&gt;</text:p>
          </table:table-cell>
        </table:table-row>
        <table:table-row table:style-name="ro1">
          <table:table-cell office:value-type="string" calcext:value-type="string">
            <text:p>admittedTerm</text:p>
          </table:table-cell>
          <table:table-cell office:value-type="string" calcext:value-type="string">
            <text:p>&lt;http://tbx2rdf.lider-project.eu/tbx#admittedTerm&gt;</text:p>
          </table:table-cell>
        </table:table-row>
        <table:table-row table:style-name="ro1">
          <table:table-cell office:value-type="string" calcext:value-type="string">
            <text:p>admittedTerm-admn-sts</text:p>
          </table:table-cell>
          <table:table-cell office:value-type="string" calcext:value-type="string">
            <text:p>&lt;http://tbx2rdf.lider-project.eu/tbx#admittedTerm-admn-sts&gt;</text:p>
          </table:table-cell>
        </table:table-row>
        <table:table-row table:style-name="ro1">
          <table:table-cell office:value-type="string" calcext:value-type="string">
            <text:p>adverb</text:p>
          </table:table-cell>
          <table:table-cell office:value-type="string" calcext:value-type="string">
            <text:p>&lt;http://tbx2rdf.lider-project.eu/tbx#adverb&gt;</text:p>
          </table:table-cell>
        </table:table-row>
        <table:table-row table:style-name="ro1">
          <table:table-cell office:value-type="string" calcext:value-type="string">
            <text:p>animate</text:p>
          </table:table-cell>
          <table:table-cell office:value-type="string" calcext:value-type="string">
            <text:p>&lt;http://tbx2rdf.lider-project.eu/tbx#animate&gt;</text:p>
          </table:table-cell>
        </table:table-row>
        <table:table-row table:style-name="ro1">
          <table:table-cell office:value-type="string" calcext:value-type="string">
            <text:p>archaicTerm</text:p>
          </table:table-cell>
          <table:table-cell office:value-type="string" calcext:value-type="string">
            <text:p>&lt;http://tbx2rdf.lider-project.eu/tbx#archaicTerm&gt;</text:p>
          </table:table-cell>
        </table:table-row>
        <table:table-row table:style-name="ro1">
          <table:table-cell office:value-type="string" calcext:value-type="string">
            <text:p>archiveElement</text:p>
          </table:table-cell>
          <table:table-cell office:value-type="string" calcext:value-type="string">
            <text:p>&lt;http://tbx2rdf.lider-project.eu/tbx#archiveElement&gt;</text:p>
          </table:table-cell>
        </table:table-row>
        <table:table-row table:style-name="ro1">
          <table:table-cell office:value-type="string" calcext:value-type="string">
            <text:p>associativeContext</text:p>
          </table:table-cell>
          <table:table-cell office:value-type="string" calcext:value-type="string">
            <text:p>&lt;http://tbx2rdf.lider-project.eu/tbx#associativeContext&gt;</text:p>
          </table:table-cell>
        </table:table-row>
        <table:table-row table:style-name="ro1">
          <table:table-cell office:value-type="string" calcext:value-type="string">
            <text:p>backgroundText</text:p>
          </table:table-cell>
          <table:table-cell office:value-type="string" calcext:value-type="string">
            <text:p>&lt;http://tbx2rdf.lider-project.eu/tbx#backgroundText&gt;</text:p>
          </table:table-cell>
        </table:table-row>
        <table:table-row table:style-name="ro1">
          <table:table-cell office:value-type="string" calcext:value-type="string">
            <text:p>bench-levelRegister</text:p>
          </table:table-cell>
          <table:table-cell office:value-type="string" calcext:value-type="string">
            <text:p>&lt;http://tbx2rdf.lider-project.eu/tbx#bench-levelRegister&gt;</text:p>
          </table:table-cell>
        </table:table-row>
        <table:table-row table:style-name="ro1">
          <table:table-cell office:value-type="string" calcext:value-type="string">
            <text:p>clippedTerm</text:p>
          </table:table-cell>
          <table:table-cell office:value-type="string" calcext:value-type="string">
            <text:p>&lt;http://tbx2rdf.lider-project.eu/tbx#clippedTerm&gt;</text:p>
          </table:table-cell>
        </table:table-row>
        <table:table-row table:style-name="ro1">
          <table:table-cell office:value-type="string" calcext:value-type="string">
            <text:p>colloquialRegister</text:p>
          </table:table-cell>
          <table:table-cell office:value-type="string" calcext:value-type="string">
            <text:p>&lt;http://tbx2rdf.lider-project.eu/tbx#colloquialRegister&gt;</text:p>
          </table:table-cell>
        </table:table-row>
        <table:table-row table:style-name="ro1">
          <table:table-cell office:value-type="string" calcext:value-type="string">
            <text:p>commonlyUsed</text:p>
          </table:table-cell>
          <table:table-cell office:value-type="string" calcext:value-type="string">
            <text:p>&lt;http://tbx2rdf.lider-project.eu/tbx#commonlyUsed&gt;</text:p>
          </table:table-cell>
        </table:table-row>
        <table:table-row table:style-name="ro1">
          <table:table-cell office:value-type="string" calcext:value-type="string">
            <text:p>commonName</text:p>
          </table:table-cell>
          <table:table-cell office:value-type="string" calcext:value-type="string">
            <text:p>&lt;http://tbx2rdf.lider-project.eu/tbx#commonName&gt;</text:p>
          </table:table-cell>
        </table:table-row>
        <table:table-row table:style-name="ro1">
          <table:table-cell office:value-type="string" calcext:value-type="string">
            <text:p>confidential</text:p>
          </table:table-cell>
          <table:table-cell office:value-type="string" calcext:value-type="string">
            <text:p>&lt;http://tbx2rdf.lider-project.eu/tbx#confidential&gt;</text:p>
          </table:table-cell>
        </table:table-row>
        <table:table-row table:style-name="ro1">
          <table:table-cell office:value-type="string" calcext:value-type="string">
            <text:p>consolidatedElement</text:p>
          </table:table-cell>
          <table:table-cell office:value-type="string" calcext:value-type="string">
            <text:p>&lt;http://tbx2rdf.lider-project.eu/tbx#consolidatedElement&gt;</text:p>
          </table:table-cell>
        </table:table-row>
        <table:table-row table:style-name="ro1">
          <table:table-cell office:value-type="string" calcext:value-type="string">
            <text:p>definingContext</text:p>
          </table:table-cell>
          <table:table-cell office:value-type="string" calcext:value-type="string">
            <text:p>&lt;http://tbx2rdf.lider-project.eu/tbx#definingContext&gt;</text:p>
          </table:table-cell>
        </table:table-row>
        <table:table-row table:style-name="ro1">
          <table:table-cell office:value-type="string" calcext:value-type="string">
            <text:p>deprecatedTerm</text:p>
          </table:table-cell>
          <table:table-cell office:value-type="string" calcext:value-type="string">
            <text:p>&lt;http://tbx2rdf.lider-project.eu/tbx#deprecatedTerm&gt;</text:p>
          </table:table-cell>
        </table:table-row>
        <table:table-row table:style-name="ro1">
          <table:table-cell office:value-type="string" calcext:value-type="string">
            <text:p>deprecatedTerm-admn-sts</text:p>
          </table:table-cell>
          <table:table-cell office:value-type="string" calcext:value-type="string">
            <text:p>&lt;http://tbx2rdf.lider-project.eu/tbx#deprecatedTerm-admn-sts&gt;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&lt;http://tbx2rdf.lider-project.eu/tbx#dual&gt;</text:p>
          </table:table-cell>
        </table:table-row>
        <table:table-row table:style-name="ro1">
          <table:table-cell office:value-type="string" calcext:value-type="string">
            <text:p>entryTerm</text:p>
          </table:table-cell>
          <table:table-cell office:value-type="string" calcext:value-type="string">
            <text:p>&lt;http://www.lexinfo.net/ontology/2.0/lexinfo#entryTerm&gt;</text:p>
          </table:table-cell>
        </table:table-row>
        <table:table-row table:style-name="ro1">
          <table:table-cell office:value-type="string" calcext:value-type="string">
            <text:p>equation</text:p>
          </table:table-cell>
          <table:table-cell office:value-type="string" calcext:value-type="string">
            <text:p>&lt;http://www.lexinfo.net/ontology/2.0/lexinfo#equation&gt;</text:p>
          </table:table-cell>
        </table:table-row>
        <table:table-row table:style-name="ro1">
          <table:table-cell office:value-type="string" calcext:value-type="string">
            <text:p>explanatoryContext</text:p>
          </table:table-cell>
          <table:table-cell office:value-type="string" calcext:value-type="string">
            <text:p>&lt;http://tbx2rdf.lider-project.eu/tbx#explanatoryContext&gt;</text:p>
          </table:table-cell>
        </table:table-row>
        <table:table-row table:style-name="ro1">
          <table:table-cell office:value-type="string" calcext:value-type="string">
            <text:p>exportedElement</text:p>
          </table:table-cell>
          <table:table-cell office:value-type="string" calcext:value-type="string">
            <text:p>&lt;http://tbx2rdf.lider-project.eu/tbx#exportedElement&gt;</text:p>
          </table:table-cell>
        </table:table-row>
        <table:table-row table:style-name="ro1">
          <table:table-cell office:value-type="string" calcext:value-type="string">
            <text:p>extensionalDefinition</text:p>
          </table:table-cell>
          <table:table-cell office:value-type="string" calcext:value-type="string">
            <text:p>&lt;http://tbx2rdf.lider-project.eu/tbx#extensionalDefinition&gt;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 office:value-type="string" calcext:value-type="string">
            <text:p>&lt;http://tbx2rdf.lider-project.eu/tbx#feminine&gt;</text:p>
          </table:table-cell>
        </table:table-row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&lt;http://tbx2rdf.lider-project.eu/tbx#formula&gt;</text:p>
          </table:table-cell>
        </table:table-row>
        <table:table-row table:style-name="ro1">
          <table:table-cell office:value-type="string" calcext:value-type="string">
            <text:p>fullForm</text:p>
          </table:table-cell>
          <table:table-cell office:value-type="string" calcext:value-type="string">
            <text:p>&lt;http://www.lexinfo.net/ontology/2.0/lexinfo#fullForm&gt;</text:p>
          </table:table-cell>
        </table:table-row>
        <table:table-row table:style-name="ro1">
          <table:table-cell office:value-type="string" calcext:value-type="string">
            <text:p>importedElement</text:p>
          </table:table-cell>
          <table:table-cell office:value-type="string" calcext:value-type="string">
            <text:p>&lt;http://tbx2rdf.lider-project.eu/tbx#importedElement&gt;</text:p>
          </table:table-cell>
        </table:table-row>
        <table:table-row table:style-name="ro1">
          <table:table-cell office:value-type="string" calcext:value-type="string">
            <text:p>in-houseRegister</text:p>
          </table:table-cell>
          <table:table-cell office:value-type="string" calcext:value-type="string">
            <text:p>&lt;http://tbx2rdf.lider-project.eu/tbx#in-houseRegister&gt;</text:p>
          </table:table-cell>
        </table:table-row>
        <table:table-row table:style-name="ro1">
          <table:table-cell office:value-type="string" calcext:value-type="string">
            <text:p>inanimate</text:p>
          </table:table-cell>
          <table:table-cell office:value-type="string" calcext:value-type="string">
            <text:p>&lt;http://tbx2rdf.lider-project.eu/tbx#inanimate&gt;</text:p>
          </table:table-cell>
        </table:table-row>
        <table:table-row table:style-name="ro1">
          <table:table-cell office:value-type="string" calcext:value-type="string">
            <text:p>infrequentlyUsed</text:p>
          </table:table-cell>
          <table:table-cell office:value-type="string" calcext:value-type="string">
            <text:p>&lt;http://tbx2rdf.lider-project.eu/tbx#infrequentlyUsed&gt;</text:p>
          </table:table-cell>
        </table:table-row>
        <table:table-row table:style-name="ro1">
          <table:table-cell office:value-type="string" calcext:value-type="string">
            <text:p>initialism</text:p>
          </table:table-cell>
          <table:table-cell office:value-type="string" calcext:value-type="string">
            <text:p>&lt;http://tbx2rdf.lider-project.eu/tbx#initialism&gt;</text:p>
          </table:table-cell>
        </table:table-row>
        <table:table-row table:style-name="ro1">
          <table:table-cell office:value-type="string" calcext:value-type="string">
            <text:p>intensionalDefinition</text:p>
          </table:table-cell>
          <table:table-cell office:value-type="string" calcext:value-type="string">
            <text:p>&lt;http://tbx2rdf.lider-project.eu/tbx#intensionalDefinition&gt;</text:p>
          </table:table-cell>
        </table:table-row>
        <table:table-row table:style-name="ro1">
          <table:table-cell office:value-type="string" calcext:value-type="string">
            <text:p>internationalism</text:p>
          </table:table-cell>
          <table:table-cell office:value-type="string" calcext:value-type="string">
            <text:p>&lt;http://tbx2rdf.lider-project.eu/tbx#internationalism&gt;</text:p>
          </table:table-cell>
        </table:table-row>
        <table:table-row table:style-name="ro1">
          <table:table-cell office:value-type="string" calcext:value-type="string">
            <text:p>internationalScientificTerm</text:p>
          </table:table-cell>
          <table:table-cell office:value-type="string" calcext:value-type="string">
            <text:p>&lt;http://tbx2rdf.lider-project.eu/tbx#internationalScientificTerm&gt;</text:p>
          </table:table-cell>
        </table:table-row>
        <table:table-row table:style-name="ro1">
          <table:table-cell office:value-type="string" calcext:value-type="string">
            <text:p>legalTerm</text:p>
          </table:table-cell>
          <table:table-cell office:value-type="string" calcext:value-type="string">
            <text:p>&lt;http://tbx2rdf.lider-project.eu/tbx#legalTerm&gt;</text:p>
          </table:table-cell>
        </table:table-row>
        <table:table-row table:style-name="ro1">
          <table:table-cell office:value-type="string" calcext:value-type="string">
            <text:p>legalTerm-admn-sts</text:p>
          </table:table-cell>
          <table:table-cell office:value-type="string" calcext:value-type="string">
            <text:p>&lt;http://tbx2rdf.lider-project.eu/tbx#legalTerm-admn-sts&gt;</text:p>
          </table:table-cell>
        </table:table-row>
        <table:table-row table:style-name="ro1">
          <table:table-cell office:value-type="string" calcext:value-type="string">
            <text:p>linguisticContext</text:p>
          </table:table-cell>
          <table:table-cell office:value-type="string" calcext:value-type="string">
            <text:p>&lt;http://tbx2rdf.lider-project.eu/tbx#linguisticContext&gt;</text:p>
          </table:table-cell>
        </table:table-row>
        <table:table-row table:style-name="ro1">
          <table:table-cell office:value-type="string" calcext:value-type="string">
            <text:p>loanTranslation</text:p>
          </table:table-cell>
          <table:table-cell office:value-type="string" calcext:value-type="string">
            <text:p>&lt;http://tbx2rdf.lider-project.eu/tbx#loanTranslation&gt;</text:p>
          </table:table-cell>
        </table:table-row>
        <table:table-row table:style-name="ro1">
          <table:table-cell office:value-type="string" calcext:value-type="string">
            <text:p>logicalExpression</text:p>
          </table:table-cell>
          <table:table-cell office:value-type="string" calcext:value-type="string">
            <text:p>&lt;http://tbx2rdf.lider-project.eu/tbx#logicalExpression&gt;</text:p>
          </table:table-cell>
        </table:table-row>
        <table:table-row table:style-name="ro1">
          <table:table-cell office:value-type="string" calcext:value-type="string">
            <text:p>masculine</text:p>
          </table:table-cell>
          <table:table-cell office:value-type="string" calcext:value-type="string">
            <text:p>&lt;http://tbx2rdf.lider-project.eu/tbx#masculine&gt;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&lt;http://tbx2rdf.lider-project.eu/tbx#mass&gt;</text:p>
          </table:table-cell>
        </table:table-row>
        <table:table-row table:style-name="ro1">
          <table:table-cell office:value-type="string" calcext:value-type="string">
            <text:p>metalinguisticContext</text:p>
          </table:table-cell>
          <table:table-cell office:value-type="string" calcext:value-type="string">
            <text:p>&lt;http://tbx2rdf.lider-project.eu/tbx#metalinguisticContext&gt;</text:p>
          </table:table-cell>
        </table:table-row>
        <table:table-row table:style-name="ro1">
          <table:table-cell office:value-type="string" calcext:value-type="string">
            <text:p>neologism</text:p>
          </table:table-cell>
          <table:table-cell office:value-type="string" calcext:value-type="string">
            <text:p>&lt;http://tbx2rdf.lider-project.eu/tbx#neologism&gt;</text:p>
          </table:table-cell>
        </table:table-row>
        <table:table-row table:style-name="ro1">
          <table:table-cell office:value-type="string" calcext:value-type="string">
            <text:p>neuter</text:p>
          </table:table-cell>
          <table:table-cell office:value-type="string" calcext:value-type="string">
            <text:p>&lt;http://tbx2rdf.lider-project.eu/tbx#neuter&gt;</text:p>
          </table:table-cell>
        </table:table-row>
        <table:table-row table:style-name="ro1">
          <table:table-cell office:value-type="string" calcext:value-type="string">
            <text:p>neutralRegister</text:p>
          </table:table-cell>
          <table:table-cell office:value-type="string" calcext:value-type="string">
            <text:p>&lt;http://tbx2rdf.lider-project.eu/tbx#neutralRegister&gt;</text:p>
          </table:table-cell>
        </table:table-row>
        <table:table-row table:style-name="ro1">
          <table:table-cell office:value-type="string" calcext:value-type="string">
            <text:p>newTerm</text:p>
          </table:table-cell>
          <table:table-cell office:value-type="string" calcext:value-type="string">
            <text:p>&lt;http://tbx2rdf.lider-project.eu/tbx#newTerm&gt;</text:p>
          </table:table-cell>
        </table:table-row>
        <table:table-row table:style-name="ro1">
          <table:table-cell office:value-type="string" calcext:value-type="string">
            <text:p>nonstandardizedTerm</text:p>
          </table:table-cell>
          <table:table-cell office:value-type="string" calcext:value-type="string">
            <text:p>&lt;http://tbx2rdf.lider-project.eu/tbx#nonstandardizedTerm&gt;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&lt;http://tbx2rdf.lider-project.eu/tbx#noun&gt;</text:p>
          </table:table-cell>
        </table:table-row>
        <table:table-row table:style-name="ro1">
          <table:table-cell office:value-type="string" calcext:value-type="string">
            <text:p>obsoleteTerm</text:p>
          </table:table-cell>
          <table:table-cell office:value-type="string" calcext:value-type="string">
            <text:p>&lt;http://tbx2rdf.lider-project.eu/tbx#obsoleteTerm&gt;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&lt;http://tbx2rdf.lider-project.eu/tbx#other&gt;</text:p>
          </table:table-cell>
        </table:table-row>
        <table:table-row table:style-name="ro1">
          <table:table-cell office:value-type="string" calcext:value-type="string">
            <text:p>otherAnimacy</text:p>
          </table:table-cell>
          <table:table-cell office:value-type="string" calcext:value-type="string">
            <text:p>&lt;http://tbx2rdf.lider-project.eu/tbx#otherAnimacy&gt;</text:p>
          </table:table-cell>
        </table:table-row>
        <table:table-row table:style-name="ro1">
          <table:table-cell office:value-type="string" calcext:value-type="string">
            <text:p>otherGender</text:p>
          </table:table-cell>
          <table:table-cell office:value-type="string" calcext:value-type="string">
            <text:p>&lt;http://tbx2rdf.lider-project.eu/tbx#otherGender&gt;</text:p>
          </table:table-cell>
        </table:table-row>
        <table:table-row table:style-name="ro1">
          <table:table-cell office:value-type="string" calcext:value-type="string">
            <text:p>otherNumber</text:p>
          </table:table-cell>
          <table:table-cell office:value-type="string" calcext:value-type="string">
            <text:p>&lt;http://tbx2rdf.lider-project.eu/tbx#otherNumber&gt;</text:p>
          </table:table-cell>
        </table:table-row>
        <table:table-row table:style-name="ro1">
          <table:table-cell office:value-type="string" calcext:value-type="string">
            <text:p>outdatedTerm</text:p>
          </table:table-cell>
          <table:table-cell office:value-type="string" calcext:value-type="string">
            <text:p>&lt;http://tbx2rdf.lider-project.eu/tbx#outdatedTerm&gt;</text:p>
          </table:table-cell>
        </table:table-row>
        <table:table-row table:style-name="ro1">
          <table:table-cell office:value-type="string" calcext:value-type="string">
            <text:p>parallelText</text:p>
          </table:table-cell>
          <table:table-cell office:value-type="string" calcext:value-type="string">
            <text:p>&lt;http://tbx2rdf.lider-project.eu/tbx#parallelText&gt;</text:p>
          </table:table-cell>
        </table:table-row>
        <table:table-row table:style-name="ro1">
          <table:table-cell office:value-type="string" calcext:value-type="string">
            <text:p>partitiveDefinition</text:p>
          </table:table-cell>
          <table:table-cell office:value-type="string" calcext:value-type="string">
            <text:p>&lt;http://tbx2rdf.lider-project.eu/tbx#partitiveDefinition&gt;</text:p>
          </table:table-cell>
        </table:table-row>
        <table:table-row table:style-name="ro1">
          <table:table-cell office:value-type="string" calcext:value-type="string">
            <text:p>partNumber</text:p>
          </table:table-cell>
          <table:table-cell office:value-type="string" calcext:value-type="string">
            <text:p>&lt;http://tbx2rdf.lider-project.eu/tbx#partNumber&gt;</text:p>
          </table:table-cell>
        </table:table-row>
        <table:table-row table:style-name="ro1">
          <table:table-cell office:value-type="string" calcext:value-type="string">
            <text:p>phraseologicalUnit</text:p>
          </table:table-cell>
          <table:table-cell office:value-type="string" calcext:value-type="string">
            <text:p>&lt;http://tbx2rdf.lider-project.eu/tbx#phraseologicalUnit&gt;</text:p>
          </table:table-cell>
        </table:table-row>
        <table:table-row table:style-name="ro1">
          <table:table-cell office:value-type="string" calcext:value-type="string">
            <text:p>plural</text:p>
          </table:table-cell>
          <table:table-cell office:value-type="string" calcext:value-type="string">
            <text:p>&lt;http://tbx2rdf.lider-project.eu/tbx#plural&gt;</text:p>
          </table:table-cell>
        </table:table-row>
        <table:table-row table:style-name="ro1">
          <table:table-cell office:value-type="string" calcext:value-type="string">
            <text:p>preferredTerm</text:p>
          </table:table-cell>
          <table:table-cell office:value-type="string" calcext:value-type="string">
            <text:p>&lt;http://tbx2rdf.lider-project.eu/tbx#preferredTerm&gt;</text:p>
          </table:table-cell>
        </table:table-row>
        <table:table-row table:style-name="ro1">
          <table:table-cell office:value-type="string" calcext:value-type="string">
            <text:p>preferredTerm-admn-sts</text:p>
          </table:table-cell>
          <table:table-cell office:value-type="string" calcext:value-type="string">
            <text:p>&lt;http://tbx2rdf.lider-project.eu/tbx#preferredTerm-admn-sts&gt;</text:p>
          </table:table-cell>
        </table:table-row>
        <table:table-row table:style-name="ro1">
          <table:table-cell office:value-type="string" calcext:value-type="string">
            <text:p>properNoun</text:p>
          </table:table-cell>
          <table:table-cell office:value-type="string" calcext:value-type="string">
            <text:p>&lt;http://tbx2rdf.lider-project.eu/tbx#properNoun&gt;</text:p>
          </table:table-cell>
        </table:table-row>
        <table:table-row table:style-name="ro1">
          <table:table-cell office:value-type="string" calcext:value-type="string">
            <text:p>proposedTerm</text:p>
          </table:table-cell>
          <table:table-cell office:value-type="string" calcext:value-type="string">
            <text:p>&lt;http://tbx2rdf.lider-project.eu/tbx#proposedTerm&gt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&lt;http://tbx2rdf.lider-project.eu/tbx#public&gt;</text:p>
          </table:table-cell>
        </table:table-row>
        <table:table-row table:style-name="ro1">
          <table:table-cell office:value-type="string" calcext:value-type="string">
            <text:p>rarelyUsed</text:p>
          </table:table-cell>
          <table:table-cell office:value-type="string" calcext:value-type="string">
            <text:p>&lt;http://tbx2rdf.lider-project.eu/tbx#rarelyUsed&gt;</text:p>
          </table:table-cell>
        </table:table-row>
        <table:table-row table:style-name="ro1">
          <table:table-cell office:value-type="string" calcext:value-type="string">
            <text:p>recommendedTerm</text:p>
          </table:table-cell>
          <table:table-cell office:value-type="string" calcext:value-type="string">
            <text:p>&lt;http://tbx2rdf.lider-project.eu/tbx#recommendedTerm&gt;</text:p>
          </table:table-cell>
        </table:table-row>
        <table:table-row table:style-name="ro1">
          <table:table-cell office:value-type="string" calcext:value-type="string">
            <text:p>regulatedTerm</text:p>
          </table:table-cell>
          <table:table-cell office:value-type="string" calcext:value-type="string">
            <text:p>&lt;http://tbx2rdf.lider-project.eu/tbx#regulatedTerm&gt;</text:p>
          </table:table-cell>
        </table:table-row>
        <table:table-row table:style-name="ro1">
          <table:table-cell office:value-type="string" calcext:value-type="string">
            <text:p>regulatedTerm-admn-sts</text:p>
          </table:table-cell>
          <table:table-cell office:value-type="string" calcext:value-type="string">
            <text:p>&lt;http://tbx2rdf.lider-project.eu/tbx#regulatedTerm-admn-sts&gt;</text:p>
          </table:table-cell>
        </table:table-row>
        <table:table-row table:style-name="ro1">
          <table:table-cell office:value-type="string" calcext:value-type="string">
            <text:p>serviceMark</text:p>
          </table:table-cell>
          <table:table-cell office:value-type="string" calcext:value-type="string">
            <text:p>&lt;http://tbx2rdf.lider-project.eu/tbx#serviceMark&gt;</text:p>
          </table:table-cell>
        </table:table-row>
        <table:table-row table:style-name="ro1">
          <table:table-cell office:value-type="string" calcext:value-type="string">
            <text:p>shortcut</text:p>
          </table:table-cell>
          <table:table-cell office:value-type="string" calcext:value-type="string">
            <text:p>&lt;http://tbx2rdf.lider-project.eu/tbx#shortcut&gt;</text:p>
          </table:table-cell>
        </table:table-row>
        <table:table-row table:style-name="ro1">
          <table:table-cell office:value-type="string" calcext:value-type="string">
            <text:p>shortForm</text:p>
          </table:table-cell>
          <table:table-cell office:value-type="string" calcext:value-type="string">
            <text:p>&lt;http://tbx2rdf.lider-project.eu/tbx#shortForm&gt;</text:p>
          </table:table-cell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&lt;http://tbx2rdf.lider-project.eu/tbx#singular&gt;</text:p>
          </table:table-cell>
        </table:table-row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&lt;http://tbx2rdf.lider-project.eu/tbx#sku&gt;</text:p>
          </table:table-cell>
        </table:table-row>
        <table:table-row table:style-name="ro1">
          <table:table-cell office:value-type="string" calcext:value-type="string">
            <text:p>slangRegister</text:p>
          </table:table-cell>
          <table:table-cell office:value-type="string" calcext:value-type="string">
            <text:p>&lt;http://tbx2rdf.lider-project.eu/tbx#slangRegister&gt;</text:p>
          </table:table-cell>
        </table:table-row>
        <table:table-row table:style-name="ro1">
          <table:table-cell office:value-type="string" calcext:value-type="string">
            <text:p>standardizedTerm</text:p>
          </table:table-cell>
          <table:table-cell office:value-type="string" calcext:value-type="string">
            <text:p>&lt;http://tbx2rdf.lider-project.eu/tbx#standardizedTerm&gt;</text:p>
          </table:table-cell>
        </table:table-row>
        <table:table-row table:style-name="ro1">
          <table:table-cell office:value-type="string" calcext:value-type="string">
            <text:p>standardizedTerm-admn-sts</text:p>
          </table:table-cell>
          <table:table-cell office:value-type="string" calcext:value-type="string">
            <text:p>&lt;http://tbx2rdf.lider-project.eu/tbx#standardizedTerm-admn-sts&gt;</text:p>
          </table:table-cell>
        </table:table-row>
        <table:table-row table:style-name="ro1">
          <table:table-cell office:value-type="string" calcext:value-type="string">
            <text:p>standardText</text:p>
          </table:table-cell>
          <table:table-cell office:value-type="string" calcext:value-type="string">
            <text:p>&lt;http://www.lexinfo.net/ontology/2.0/lexinfo#standardText&gt;</text:p>
          </table:table-cell>
        </table:table-row>
        <table:table-row table:style-name="ro1">
          <table:table-cell office:value-type="string" calcext:value-type="string">
            <text:p>starterElement</text:p>
          </table:table-cell>
          <table:table-cell office:value-type="string" calcext:value-type="string">
            <text:p>&lt;http://tbx2rdf.lider-project.eu/tbx#starterElement&gt;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&lt;http://www.lexinfo.net/ontology/2.0/lexinfo#string&gt;</text:p>
          </table:table-cell>
        </table:table-row>
        <table:table-row table:style-name="ro1">
          <table:table-cell office:value-type="string" calcext:value-type="string">
            <text:p>supersededTerm</text:p>
          </table:table-cell>
          <table:table-cell office:value-type="string" calcext:value-type="string">
            <text:p>&lt;http://tbx2rdf.lider-project.eu/tbx#supersededTerm&gt;</text:p>
          </table:table-cell>
        </table:table-row>
        <table:table-row table:style-name="ro1">
          <table:table-cell office:value-type="string" calcext:value-type="string">
            <text:p>supersededTerm-admn-sts</text:p>
          </table:table-cell>
          <table:table-cell office:value-type="string" calcext:value-type="string">
            <text:p>&lt;http://tbx2rdf.lider-project.eu/tbx#supersededTerm-admn-sts&gt;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&lt;http://www.lexinfo.net/ontology/2.0/lexinfo#symbol&gt;</text:p>
          </table:table-cell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&lt;http://www.lexinfo.net/ontology/2.0/lexinfo#synonym&gt;</text:p>
          </table:table-cell>
        </table:table-row>
        <table:table-row table:style-name="ro1">
          <table:table-cell office:value-type="string" calcext:value-type="string">
            <text:p>synonymousPhrase</text:p>
          </table:table-cell>
          <table:table-cell office:value-type="string" calcext:value-type="string">
            <text:p>&lt;http://tbx2rdf.lider-project.eu/tbx#synonymousPhrase&gt;</text:p>
          </table:table-cell>
        </table:table-row>
        <table:table-row table:style-name="ro1">
          <table:table-cell office:value-type="string" calcext:value-type="string">
            <text:p>technicalRegister</text:p>
          </table:table-cell>
          <table:table-cell office:value-type="string" calcext:value-type="string">
            <text:p>&lt;http://tbx2rdf.lider-project.eu/tbx#technicalRegister&gt;</text:p>
          </table:table-cell>
        </table:table-row>
        <table:table-row table:style-name="ro1">
          <table:table-cell office:value-type="string" calcext:value-type="string">
            <text:p>trademark</text:p>
          </table:table-cell>
          <table:table-cell office:value-type="string" calcext:value-type="string">
            <text:p>&lt;http://tbx2rdf.lider-project.eu/tbx#trademark&gt;</text:p>
          </table:table-cell>
        </table:table-row>
        <table:table-row table:style-name="ro1">
          <table:table-cell office:value-type="string" calcext:value-type="string">
            <text:p>tradeName</text:p>
          </table:table-cell>
          <table:table-cell office:value-type="string" calcext:value-type="string">
            <text:p>&lt;http://tbx2rdf.lider-project.eu/tbx#tradeName&gt;</text:p>
          </table:table-cell>
        </table:table-row>
        <table:table-row table:style-name="ro1">
          <table:table-cell office:value-type="string" calcext:value-type="string">
            <text:p>transcribedForm</text:p>
          </table:table-cell>
          <table:table-cell office:value-type="string" calcext:value-type="string">
            <text:p>&lt;http://tbx2rdf.lider-project.eu/tbx#transcribedForm&gt;</text:p>
          </table:table-cell>
        </table:table-row>
        <table:table-row table:style-name="ro1">
          <table:table-cell office:value-type="string" calcext:value-type="string">
            <text:p>transdisciplinaryBorrowing</text:p>
          </table:table-cell>
          <table:table-cell office:value-type="string" calcext:value-type="string">
            <text:p>&lt;http://tbx2rdf.lider-project.eu/tbx#transdisciplinaryBorrowing&gt;</text:p>
          </table:table-cell>
        </table:table-row>
        <table:table-row table:style-name="ro1">
          <table:table-cell office:value-type="string" calcext:value-type="string">
            <text:p>translatedContext</text:p>
          </table:table-cell>
          <table:table-cell office:value-type="string" calcext:value-type="string">
            <text:p>&lt;http://tbx2rdf.lider-project.eu/tbx#translatedContext&gt;</text:p>
          </table:table-cell>
        </table:table-row>
        <table:table-row table:style-name="ro1">
          <table:table-cell office:value-type="string" calcext:value-type="string">
            <text:p>translatedDefinition</text:p>
          </table:table-cell>
          <table:table-cell office:value-type="string" calcext:value-type="string">
            <text:p>&lt;http://tbx2rdf.lider-project.eu/tbx#translatedDefinition&gt;</text:p>
          </table:table-cell>
        </table:table-row>
        <table:table-row table:style-name="ro1">
          <table:table-cell office:value-type="string" calcext:value-type="string">
            <text:p>translingualBorrowing</text:p>
          </table:table-cell>
          <table:table-cell office:value-type="string" calcext:value-type="string">
            <text:p>&lt;http://tbx2rdf.lider-project.eu/tbx#translingualBorrowing&gt;</text:p>
          </table:table-cell>
        </table:table-row>
        <table:table-row table:style-name="ro1">
          <table:table-cell office:value-type="string" calcext:value-type="string">
            <text:p>transliteratedForm</text:p>
          </table:table-cell>
          <table:table-cell office:value-type="string" calcext:value-type="string">
            <text:p>&lt;http://tbx2rdf.lider-project.eu/tbx#transliteratedForm&gt;</text:p>
          </table:table-cell>
        </table:table-row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&lt;http://tbx2rdf.lider-project.eu/tbx#variant&gt;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&lt;http://tbx2rdf.lider-project.eu/tbx#verb&gt;</text:p>
          </table:table-cell>
        </table:table-row>
        <table:table-row table:style-name="ro1">
          <table:table-cell office:value-type="string" calcext:value-type="string">
            <text:p>vulgarRegister</text:p>
          </table:table-cell>
          <table:table-cell office:value-type="string" calcext:value-type="string">
            <text:p>&lt;http://tbx2rdf.lider-project.eu/tbx#vulgarRegister&gt;</text:p>
          </table:table-cell>
        </table:table-row>
        <table:table-row table:style-name="ro1">
          <table:table-cell office:value-type="string" calcext:value-type="string">
            <text:p>workingElement</text:p>
          </table:table-cell>
          <table:table-cell office:value-type="string" calcext:value-type="string">
            <text:p>&lt;http://tbx2rdf.lider-project.eu/tbx#workingElement&gt;</text:p>
          </table:table-cell>
        </table:table-row>
      </table:table>
      <table:named-expressions/>
      <table:database-ranges>
        <table:database-range table:name="__Anonymous_Sheet_DB__0" table:target-range-address="properties.A1:properties.XFD1048576">
          <table:sort>
            <table:sort-by table:field-number="0" table:data-type="automatic"/>
            <table:sort-by table:field-number="1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ezi-punta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ezi-puntak_20_1" draw:display-name="Gezi-punta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rrialde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Orrialde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30T17:30:22.205834894</dc:date>
    <dc:creator>David Lindemann</dc:creator>
    <meta:editing-duration>PT13M4S</meta:editing-duration>
    <meta:editing-cycles>3</meta:editing-cycles>
    <meta:generator>LibreOffice/24.2.7.2$Linux_X86_64 LibreOffice_project/420$Build-2</meta:generator>
    <meta:document-statistic meta:table-count="2" meta:cell-count="781" meta:object-count="0"/>
  </office:meta>
</office:document-meta>
</file>